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E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office:value-type="string">
            <text:p>Mcut</text:p>
          </table:table-cell>
          <table:table-cell office:value-type="float" office:value="1.61">
            <text:p>1.61</text:p>
          </table:table-cell>
          <table:table-cell office:value-type="float" office:value="1.5">
            <text:p>1.5</text:p>
          </table:table-cell>
          <table:table-cell office:value-type="float" office:value="1.61">
            <text:p>1.61</text:p>
          </table:table-cell>
          <table:table-cell office:value-type="float" office:value="1.76">
            <text:p>1.76</text:p>
          </table:table-cell>
          <table:table-cell office:value-type="float" office:value="1.68">
            <text:p>1.68</text:p>
          </table:table-cell>
          <table:table-cell office:value-type="float" office:value="2.56">
            <text:p>2.56</text:p>
          </table:table-cell>
          <table:table-cell office:value-type="float" office:value="2.81">
            <text:p>2.81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1" office:value-type="float" office:value="6.37">
            <text:p>6.37E+00</text:p>
          </table:table-cell>
          <table:table-cell table:style-name="ce1" office:value-type="float" office:value="7.11">
            <text:p>7.11E+00</text:p>
          </table:table-cell>
          <table:table-cell table:style-name="ce1" office:value-type="float" office:value="7.47">
            <text:p>7.47E+00</text:p>
          </table:table-cell>
          <table:table-cell table:style-name="ce1" office:value-type="float" office:value="8.95">
            <text:p>8.95E+00</text:p>
          </table:table-cell>
          <table:table-cell table:style-name="ce1" office:value-type="float" office:value="10.2">
            <text:p>1.02E+01</text:p>
          </table:table-cell>
          <table:table-cell table:style-name="ce1" office:value-type="float" office:value="10.1">
            <text:p>1.01E+01</text:p>
          </table:table-cell>
          <table:table-cell table:style-name="ce1" office:value-type="float" office:value="10.3">
            <text:p>1.03E+0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1.07E−14</text:p>
          </table:table-cell>
          <table:table-cell office:value-type="string">
            <text:p>1.99E−14</text:p>
          </table:table-cell>
          <table:table-cell office:value-type="string">
            <text:p>4.57E−14</text:p>
          </table:table-cell>
          <table:table-cell office:value-type="string">
            <text:p>8.80E−14</text:p>
          </table:table-cell>
          <table:table-cell office:value-type="string">
            <text:p>3.23E−16</text:p>
          </table:table-cell>
          <table:table-cell office:value-type="string">
            <text:p>6.93E−14</text:p>
          </table:table-cell>
          <table:table-cell office:value-type="string">
            <text:p>2.64E−16</text:p>
          </table:table-cell>
        </table:table-row>
        <table:table-row table:style-name="ro1">
          <table:table-cell office:value-type="string">
            <text:p>3He</text:p>
          </table:table-cell>
          <table:table-cell office:value-type="string">
            <text:p>1.70E−04</text:p>
          </table:table-cell>
          <table:table-cell office:value-type="string">
            <text:p>1.59E−04</text:p>
          </table:table-cell>
          <table:table-cell office:value-type="string">
            <text:p>2.24E−04</text:p>
          </table:table-cell>
          <table:table-cell office:value-type="string">
            <text:p>1.75E−04</text:p>
          </table:table-cell>
          <table:table-cell office:value-type="string">
            <text:p>1.85E−04</text:p>
          </table:table-cell>
          <table:table-cell office:value-type="string">
            <text:p>1.84E−04</text:p>
          </table:table-cell>
          <table:table-cell office:value-type="string">
            <text:p>1.80E−04</text:p>
          </table:table-cell>
        </table:table-row>
        <table:table-row table:style-name="ro1">
          <table:table-cell office:value-type="string">
            <text:p>4He</text:p>
          </table:table-cell>
          <table:table-cell table:style-name="ce1" office:value-type="float" office:value="4.04">
            <text:p>4.04E+00</text:p>
          </table:table-cell>
          <table:table-cell table:style-name="ce1" office:value-type="float" office:value="4.95">
            <text:p>4.95E+00</text:p>
          </table:table-cell>
          <table:table-cell table:style-name="ce1" office:value-type="float" office:value="6.06">
            <text:p>6.06E+00</text:p>
          </table:table-cell>
          <table:table-cell table:style-name="ce1" office:value-type="float" office:value="7.03">
            <text:p>7.03E+00</text:p>
          </table:table-cell>
          <table:table-cell table:style-name="ce1" office:value-type="float" office:value="8.48">
            <text:p>8.48E+00</text:p>
          </table:table-cell>
          <table:table-cell table:style-name="ce1" office:value-type="float" office:value="7.92">
            <text:p>7.92E+00</text:p>
          </table:table-cell>
          <table:table-cell table:style-name="ce1" office:value-type="float" office:value="8.12">
            <text:p>8.12E+00</text:p>
          </table:table-cell>
        </table:table-row>
        <table:table-row table:style-name="ro1">
          <table:table-cell office:value-type="string">
            <text:p>6Li</text:p>
          </table:table-cell>
          <table:table-cell office:value-type="string">
            <text:p>3.44E−17</text:p>
          </table:table-cell>
          <table:table-cell office:value-type="string">
            <text:p>6.50E−17</text:p>
          </table:table-cell>
          <table:table-cell office:value-type="string">
            <text:p>1.50E−16</text:p>
          </table:table-cell>
          <table:table-cell office:value-type="string">
            <text:p>2.89E−16</text:p>
          </table:table-cell>
          <table:table-cell office:value-type="string">
            <text:p>5.19E−23</text:p>
          </table:table-cell>
          <table:table-cell office:value-type="string">
            <text:p>2.23E−16</text:p>
          </table:table-cell>
          <table:table-cell office:value-type="string">
            <text:p>2.14E−20</text:p>
          </table:table-cell>
        </table:table-row>
        <table:table-row table:style-name="ro1">
          <table:table-cell office:value-type="string">
            <text:p>7Li</text:p>
          </table:table-cell>
          <table:table-cell office:value-type="string">
            <text:p>3.15E−15</text:p>
          </table:table-cell>
          <table:table-cell office:value-type="string">
            <text:p>7.20E−14</text:p>
          </table:table-cell>
          <table:table-cell office:value-type="string">
            <text:p>5.04E−13</text:p>
          </table:table-cell>
          <table:table-cell office:value-type="string">
            <text:p>1.56E−12</text:p>
          </table:table-cell>
          <table:table-cell office:value-type="string">
            <text:p>1.02E−13</text:p>
          </table:table-cell>
          <table:table-cell office:value-type="string">
            <text:p>8.01E−13</text:p>
          </table:table-cell>
          <table:table-cell office:value-type="string">
            <text:p>4.71E−12</text:p>
          </table:table-cell>
        </table:table-row>
        <table:table-row table:style-name="ro1">
          <table:table-cell office:value-type="string">
            <text:p>9Be</text:p>
          </table:table-cell>
          <table:table-cell office:value-type="string">
            <text:p>1.07E−16</text:p>
          </table:table-cell>
          <table:table-cell office:value-type="string">
            <text:p>1.08E−16</text:p>
          </table:table-cell>
          <table:table-cell office:value-type="string">
            <text:p>1.58E−16</text:p>
          </table:table-cell>
          <table:table-cell office:value-type="string">
            <text:p>5.51E−16</text:p>
          </table:table-cell>
          <table:table-cell office:value-type="string">
            <text:p>4.88E−24</text:p>
          </table:table-cell>
          <table:table-cell office:value-type="string">
            <text:p>3.78E−16</text:p>
          </table:table-cell>
          <table:table-cell office:value-type="string">
            <text:p>6.00E−22</text:p>
          </table:table-cell>
        </table:table-row>
        <table:table-row table:style-name="ro1">
          <table:table-cell office:value-type="string">
            <text:p>10B</text:p>
          </table:table-cell>
          <table:table-cell table:number-columns-repeated="2" office:value-type="string">
            <text:p>2.55E−11</text:p>
          </table:table-cell>
          <table:table-cell office:value-type="string">
            <text:p>1.55E−10</text:p>
          </table:table-cell>
          <table:table-cell office:value-type="string">
            <text:p>2.91E−11</text:p>
          </table:table-cell>
          <table:table-cell office:value-type="string">
            <text:p>3.09E−11</text:p>
          </table:table-cell>
          <table:table-cell office:value-type="string">
            <text:p>3.04E−11</text:p>
          </table:table-cell>
          <table:table-cell office:value-type="string">
            <text:p>6.57E−12</text:p>
          </table:table-cell>
        </table:table-row>
        <table:table-row table:style-name="ro1">
          <table:table-cell office:value-type="string">
            <text:p>11B</text:p>
          </table:table-cell>
          <table:table-cell table:number-columns-repeated="2" office:value-type="string">
            <text:p>1.15E−10</text:p>
          </table:table-cell>
          <table:table-cell office:value-type="string">
            <text:p>6.97E−10</text:p>
          </table:table-cell>
          <table:table-cell office:value-type="string">
            <text:p>4.60E−08</text:p>
          </table:table-cell>
          <table:table-cell office:value-type="string">
            <text:p>1.39E−10</text:p>
          </table:table-cell>
          <table:table-cell office:value-type="string">
            <text:p>1.37E−10</text:p>
          </table:table-cell>
          <table:table-cell office:value-type="string">
            <text:p>2.80E−11</text:p>
          </table:table-cell>
        </table:table-row>
        <table:table-row table:style-name="ro1">
          <table:table-cell office:value-type="string">
            <text:p>12C</text:p>
          </table:table-cell>
          <table:table-cell office:value-type="string">
            <text:p>8.78E−02</text:p>
          </table:table-cell>
          <table:table-cell office:value-type="string">
            <text:p>8.81E−02</text:p>
          </table:table-cell>
          <table:table-cell office:value-type="string">
            <text:p>1.05E−01</text:p>
          </table:table-cell>
          <table:table-cell office:value-type="string">
            <text:p>9.74E−02</text:p>
          </table:table-cell>
          <table:table-cell office:value-type="string">
            <text:p>1.32E−01</text:p>
          </table:table-cell>
          <table:table-cell office:value-type="string">
            <text:p>1.82E−01</text:p>
          </table:table-cell>
          <table:table-cell office:value-type="string">
            <text:p>4.58E−01</text:p>
          </table:table-cell>
        </table:table-row>
        <table:table-row table:style-name="ro1">
          <table:table-cell office:value-type="string">
            <text:p>13C</text:p>
          </table:table-cell>
          <table:table-cell office:value-type="string">
            <text:p>1.88E−04</text:p>
          </table:table-cell>
          <table:table-cell office:value-type="string">
            <text:p>2.09E−04</text:p>
          </table:table-cell>
          <table:table-cell office:value-type="string">
            <text:p>6.03E−02</text:p>
          </table:table-cell>
          <table:table-cell office:value-type="string">
            <text:p>2.92E−04</text:p>
          </table:table-cell>
          <table:table-cell office:value-type="string">
            <text:p>3.82E−04</text:p>
          </table:table-cell>
          <table:table-cell office:value-type="string">
            <text:p>3.39E−04</text:p>
          </table:table-cell>
          <table:table-cell office:value-type="string">
            <text:p>3.68E−04</text:p>
          </table:table-cell>
        </table:table-row>
        <table:table-row table:style-name="ro1">
          <table:table-cell office:value-type="string">
            <text:p>14N</text:p>
          </table:table-cell>
          <table:table-cell office:value-type="string">
            <text:p>9.08E−03</text:p>
          </table:table-cell>
          <table:table-cell office:value-type="string">
            <text:p>1.29E−02</text:p>
          </table:table-cell>
          <table:table-cell office:value-type="string">
            <text:p>7.27E−02</text:p>
          </table:table-cell>
          <table:table-cell office:value-type="string">
            <text:p>1.84E−02</text:p>
          </table:table-cell>
          <table:table-cell office:value-type="string">
            <text:p>3.15E−02</text:p>
          </table:table-cell>
          <table:table-cell office:value-type="string">
            <text:p>2.00E−02</text:p>
          </table:table-cell>
          <table:table-cell office:value-type="string">
            <text:p>2.60E−02</text:p>
          </table:table-cell>
        </table:table-row>
        <table:table-row table:style-name="ro1">
          <table:table-cell office:value-type="string">
            <text:p>15N</text:p>
          </table:table-cell>
          <table:table-cell office:value-type="string">
            <text:p>6.84E−06</text:p>
          </table:table-cell>
          <table:table-cell office:value-type="string">
            <text:p>8.70E−06</text:p>
          </table:table-cell>
          <table:table-cell office:value-type="string">
            <text:p>5.35E−02</text:p>
          </table:table-cell>
          <table:table-cell office:value-type="string">
            <text:p>2.78E−05</text:p>
          </table:table-cell>
          <table:table-cell office:value-type="string">
            <text:p>9.53E−05</text:p>
          </table:table-cell>
          <table:table-cell office:value-type="string">
            <text:p>4.98E−06</text:p>
          </table:table-cell>
          <table:table-cell office:value-type="string">
            <text:p>5.01E−06</text:p>
          </table:table-cell>
        </table:table-row>
        <table:table-row table:style-name="ro1">
          <table:table-cell office:value-type="string">
            <text:p>16O</text:p>
          </table:table-cell>
          <table:table-cell office:value-type="string">
            <text:p>3.85E−01</text:p>
          </table:table-cell>
          <table:table-cell office:value-type="string">
            <text:p>2.92E−01</text:p>
          </table:table-cell>
          <table:table-cell office:value-type="string">
            <text:p>5.21E−01</text:p>
          </table:table-cell>
          <table:table-cell office:value-type="string">
            <text:p>9.94E−01</text:p>
          </table:table-cell>
          <table:table-cell table:style-name="ce1" office:value-type="float" office:value="2.2">
            <text:p>2.20E+00</text:p>
          </table:table-cell>
          <table:table-cell table:style-name="ce1" office:value-type="float" office:value="4.79">
            <text:p>4.79E+00</text:p>
          </table:table-cell>
          <table:table-cell table:style-name="ce1" office:value-type="float" office:value="7.96">
            <text:p>7.96E+00</text:p>
          </table:table-cell>
        </table:table-row>
        <table:table-row table:style-name="ro1">
          <table:table-cell office:value-type="string">
            <text:p>17O</text:p>
          </table:table-cell>
          <table:table-cell office:value-type="string">
            <text:p>8.75E−05</text:p>
          </table:table-cell>
          <table:table-cell office:value-type="string">
            <text:p>8.66E−05</text:p>
          </table:table-cell>
          <table:table-cell office:value-type="string">
            <text:p>1.11E−03</text:p>
          </table:table-cell>
          <table:table-cell office:value-type="string">
            <text:p>1.04E−04</text:p>
          </table:table-cell>
          <table:table-cell office:value-type="string">
            <text:p>1.12E−04</text:p>
          </table:table-cell>
          <table:table-cell office:value-type="string">
            <text:p>1.20E−04</text:p>
          </table:table-cell>
          <table:table-cell office:value-type="string">
            <text:p>1.59E−04</text:p>
          </table:table-cell>
        </table:table-row>
        <table:table-row table:style-name="ro1">
          <table:table-cell office:value-type="string">
            <text:p>18O</text:p>
          </table:table-cell>
          <table:table-cell office:value-type="string">
            <text:p>1.95E−03</text:p>
          </table:table-cell>
          <table:table-cell office:value-type="string">
            <text:p>9.68E−04</text:p>
          </table:table-cell>
          <table:table-cell office:value-type="string">
            <text:p>5.20E−02</text:p>
          </table:table-cell>
          <table:table-cell office:value-type="string">
            <text:p>1.28E−03</text:p>
          </table:table-cell>
          <table:table-cell office:value-type="string">
            <text:p>8.48E−04</text:p>
          </table:table-cell>
          <table:table-cell office:value-type="string">
            <text:p>4.35E−05</text:p>
          </table:table-cell>
          <table:table-cell office:value-type="string">
            <text:p>8.37E−04</text:p>
          </table:table-cell>
        </table:table-row>
        <table:table-row table:style-name="ro1">
          <table:table-cell office:value-type="string">
            <text:p>19F</text:p>
          </table:table-cell>
          <table:table-cell office:value-type="string">
            <text:p>1.98E−06</text:p>
          </table:table-cell>
          <table:table-cell office:value-type="string">
            <text:p>2.13E−06</text:p>
          </table:table-cell>
          <table:table-cell office:value-type="string">
            <text:p>1.21E−05</text:p>
          </table:table-cell>
          <table:table-cell office:value-type="string">
            <text:p>5.36E−06</text:p>
          </table:table-cell>
          <table:table-cell office:value-type="string">
            <text:p>8.50E−05</text:p>
          </table:table-cell>
          <table:table-cell office:value-type="string">
            <text:p>1.16E−05</text:p>
          </table:table-cell>
          <table:table-cell office:value-type="string">
            <text:p>1.04E−06</text:p>
          </table:table-cell>
        </table:table-row>
        <table:table-row table:style-name="ro1">
          <table:table-cell office:value-type="string">
            <text:p>20Ne</text:p>
          </table:table-cell>
          <table:table-cell office:value-type="string">
            <text:p>1.32E−01</text:p>
          </table:table-cell>
          <table:table-cell office:value-type="string">
            <text:p>1.24E−01</text:p>
          </table:table-cell>
          <table:table-cell office:value-type="string">
            <text:p>2.00E−01</text:p>
          </table:table-cell>
          <table:table-cell office:value-type="string">
            <text:p>2.77E−01</text:p>
          </table:table-cell>
          <table:table-cell office:value-type="string">
            <text:p>8.20E−01</text:p>
          </table:table-cell>
          <table:table-cell office:value-type="string">
            <text:p>9.37E−01</text:p>
          </table:table-cell>
          <table:table-cell table:style-name="ce1" office:value-type="float" office:value="1.88">
            <text:p>1.88E+00</text:p>
          </table:table-cell>
        </table:table-row>
        <table:table-row table:style-name="ro1">
          <table:table-cell office:value-type="string">
            <text:p>21Ne</text:p>
          </table:table-cell>
          <table:table-cell office:value-type="string">
            <text:p>1.85E−04</text:p>
          </table:table-cell>
          <table:table-cell office:value-type="string">
            <text:p>1.43E−04</text:p>
          </table:table-cell>
          <table:table-cell office:value-type="string">
            <text:p>1.00E−03</text:p>
          </table:table-cell>
          <table:table-cell office:value-type="string">
            <text:p>2.58E−04</text:p>
          </table:table-cell>
          <table:table-cell office:value-type="string">
            <text:p>3.83E−04</text:p>
          </table:table-cell>
          <table:table-cell office:value-type="string">
            <text:p>7.21E−04</text:p>
          </table:table-cell>
          <table:table-cell office:value-type="string">
            <text:p>1.17E−03</text:p>
          </table:table-cell>
        </table:table-row>
        <table:table-row table:style-name="ro1">
          <table:table-cell office:value-type="string">
            <text:p>22Ne</text:p>
          </table:table-cell>
          <table:table-cell office:value-type="string">
            <text:p>1.05E−03</text:p>
          </table:table-cell>
          <table:table-cell office:value-type="string">
            <text:p>7.54E−04</text:p>
          </table:table-cell>
          <table:table-cell office:value-type="string">
            <text:p>4.17E−03</text:p>
          </table:table-cell>
          <table:table-cell office:value-type="string">
            <text:p>2.16E−03</text:p>
          </table:table-cell>
          <table:table-cell office:value-type="string">
            <text:p>4.57E−03</text:p>
          </table:table-cell>
          <table:table-cell office:value-type="string">
            <text:p>6.18E−03</text:p>
          </table:table-cell>
          <table:table-cell office:value-type="string">
            <text:p>2.87E−03</text:p>
          </table:table-cell>
        </table:table-row>
        <table:table-row table:style-name="ro1">
          <table:table-cell office:value-type="string">
            <text:p>23Na</text:p>
          </table:table-cell>
          <table:table-cell office:value-type="string">
            <text:p>1.50E−03</text:p>
          </table:table-cell>
          <table:table-cell office:value-type="string">
            <text:p>8.19E−04</text:p>
          </table:table-cell>
          <table:table-cell office:value-type="string">
            <text:p>6.63E−03</text:p>
          </table:table-cell>
          <table:table-cell office:value-type="string">
            <text:p>4.07E−03</text:p>
          </table:table-cell>
          <table:table-cell office:value-type="string">
            <text:p>6.25E−03</text:p>
          </table:table-cell>
          <table:table-cell office:value-type="string">
            <text:p>1.41E−02</text:p>
          </table:table-cell>
          <table:table-cell office:value-type="string">
            <text:p>2.61E−02</text:p>
          </table:table-cell>
        </table:table-row>
        <table:table-row table:style-name="ro1">
          <table:table-cell office:value-type="string">
            <text:p>24Mg</text:p>
          </table:table-cell>
          <table:table-cell office:value-type="string">
            <text:p>4.38E−02</text:p>
          </table:table-cell>
          <table:table-cell office:value-type="string">
            <text:p>7.46E−02</text:p>
          </table:table-cell>
          <table:table-cell office:value-type="string">
            <text:p>6.93E−02</text:p>
          </table:table-cell>
          <table:table-cell office:value-type="string">
            <text:p>9.65E−02</text:p>
          </table:table-cell>
          <table:table-cell office:value-type="string">
            <text:p>2.33E−01</text:p>
          </table:table-cell>
          <table:table-cell office:value-type="string">
            <text:p>2.18E−01</text:p>
          </table:table-cell>
          <table:table-cell office:value-type="string">
            <text:p>3.79E−01</text:p>
          </table:table-cell>
        </table:table-row>
        <table:table-row table:style-name="ro1">
          <table:table-cell office:value-type="string">
            <text:p>25Mg</text:p>
          </table:table-cell>
          <table:table-cell office:value-type="string">
            <text:p>1.38E−03</text:p>
          </table:table-cell>
          <table:table-cell office:value-type="string">
            <text:p>1.95E−03</text:p>
          </table:table-cell>
          <table:table-cell office:value-type="string">
            <text:p>8.19E−03</text:p>
          </table:table-cell>
          <table:table-cell office:value-type="string">
            <text:p>2.20E−03</text:p>
          </table:table-cell>
          <table:table-cell office:value-type="string">
            <text:p>6.04E−03</text:p>
          </table:table-cell>
          <table:table-cell office:value-type="string">
            <text:p>7.09E−03</text:p>
          </table:table-cell>
          <table:table-cell office:value-type="string">
            <text:p>1.20E−02</text:p>
          </table:table-cell>
        </table:table-row>
        <table:table-row table:style-name="ro1">
          <table:table-cell office:value-type="string">
            <text:p>26Mg</text:p>
          </table:table-cell>
          <table:table-cell office:value-type="string">
            <text:p>1.24E−03</text:p>
          </table:table-cell>
          <table:table-cell office:value-type="string">
            <text:p>1.93E−03</text:p>
          </table:table-cell>
          <table:table-cell office:value-type="string">
            <text:p>6.44E−03</text:p>
          </table:table-cell>
          <table:table-cell office:value-type="string">
            <text:p>1.88E−03</text:p>
          </table:table-cell>
          <table:table-cell office:value-type="string">
            <text:p>6.71E−03</text:p>
          </table:table-cell>
          <table:table-cell office:value-type="string">
            <text:p>7.07E−03</text:p>
          </table:table-cell>
          <table:table-cell office:value-type="string">
            <text:p>1.33E−02</text:p>
          </table:table-cell>
        </table:table-row>
        <table:table-row table:style-name="ro1">
          <table:table-cell office:value-type="string">
            <text:p>26Al</text:p>
          </table:table-cell>
          <table:table-cell office:value-type="string">
            <text:p>2.68E−06</text:p>
          </table:table-cell>
          <table:table-cell office:value-type="string">
            <text:p>4.79E−06</text:p>
          </table:table-cell>
          <table:table-cell office:value-type="string">
            <text:p>2.26E−05</text:p>
          </table:table-cell>
          <table:table-cell office:value-type="string">
            <text:p>8.65E−06</text:p>
          </table:table-cell>
          <table:table-cell office:value-type="string">
            <text:p>3.69E−06</text:p>
          </table:table-cell>
          <table:table-cell office:value-type="string">
            <text:p>1.18E−05</text:p>
          </table:table-cell>
          <table:table-cell office:value-type="string">
            <text:p>2.23E−05</text:p>
          </table:table-cell>
        </table:table-row>
        <table:table-row table:style-name="ro1">
          <table:table-cell office:value-type="string">
            <text:p>27Al</text:p>
          </table:table-cell>
          <table:table-cell office:value-type="string">
            <text:p>2.21E−03</text:p>
          </table:table-cell>
          <table:table-cell office:value-type="string">
            <text:p>3.31E−03</text:p>
          </table:table-cell>
          <table:table-cell office:value-type="string">
            <text:p>6.29E−03</text:p>
          </table:table-cell>
          <table:table-cell office:value-type="string">
            <text:p>5.13E−03</text:p>
          </table:table-cell>
          <table:table-cell office:value-type="string">
            <text:p>1.12E−02</text:p>
          </table:table-cell>
          <table:table-cell office:value-type="string">
            <text:p>1.69E−02</text:p>
          </table:table-cell>
          <table:table-cell office:value-type="string">
            <text:p>3.04E−02</text:p>
          </table:table-cell>
        </table:table-row>
        <table:table-row table:style-name="ro1">
          <table:table-cell office:value-type="string">
            <text:p>28Si</text:p>
          </table:table-cell>
          <table:table-cell office:value-type="string">
            <text:p>6.11E−02</text:p>
          </table:table-cell>
          <table:table-cell office:value-type="string">
            <text:p>1.03E−01</text:p>
          </table:table-cell>
          <table:table-cell office:value-type="string">
            <text:p>9.41E−02</text:p>
          </table:table-cell>
          <table:table-cell office:value-type="string">
            <text:p>1.24E−01</text:p>
          </table:table-cell>
          <table:table-cell office:value-type="string">
            <text:p>1.19E−01</text:p>
          </table:table-cell>
          <table:table-cell office:value-type="string">
            <text:p>3.95E−01</text:p>
          </table:table-cell>
          <table:table-cell office:value-type="string">
            <text:p>5.23E−01</text:p>
          </table:table-cell>
        </table:table-row>
        <table:table-row table:style-name="ro1">
          <table:table-cell office:value-type="string">
            <text:p>29Si</text:p>
          </table:table-cell>
          <table:table-cell office:value-type="string">
            <text:p>5.41E−04</text:p>
          </table:table-cell>
          <table:table-cell office:value-type="string">
            <text:p>1.12E−03</text:p>
          </table:table-cell>
          <table:table-cell office:value-type="string">
            <text:p>2.70E−03</text:p>
          </table:table-cell>
          <table:table-cell office:value-type="string">
            <text:p>1.27E−03</text:p>
          </table:table-cell>
          <table:table-cell office:value-type="string">
            <text:p>1.93E−03</text:p>
          </table:table-cell>
          <table:table-cell office:value-type="string">
            <text:p>3.37E−03</text:p>
          </table:table-cell>
          <table:table-cell office:value-type="string">
            <text:p>4.55E−03</text:p>
          </table:table-cell>
        </table:table-row>
        <table:table-row table:style-name="ro1">
          <table:table-cell office:value-type="string">
            <text:p>30Si</text:p>
          </table:table-cell>
          <table:table-cell office:value-type="string">
            <text:p>6.56E−04</text:p>
          </table:table-cell>
          <table:table-cell office:value-type="string">
            <text:p>1.29E−03</text:p>
          </table:table-cell>
          <table:table-cell office:value-type="string">
            <text:p>3.89E−03</text:p>
          </table:table-cell>
          <table:table-cell office:value-type="string">
            <text:p>1.61E−03</text:p>
          </table:table-cell>
          <table:table-cell office:value-type="string">
            <text:p>1.58E−03</text:p>
          </table:table-cell>
          <table:table-cell office:value-type="string">
            <text:p>4.82E−03</text:p>
          </table:table-cell>
          <table:table-cell office:value-type="string">
            <text:p>6.50E−03</text:p>
          </table:table-cell>
        </table:table-row>
        <table:table-row table:style-name="ro1">
          <table:table-cell office:value-type="string">
            <text:p>31P</text:p>
          </table:table-cell>
          <table:table-cell office:value-type="string">
            <text:p>1.50E−04</text:p>
          </table:table-cell>
          <table:table-cell office:value-type="string">
            <text:p>2.74E−04</text:p>
          </table:table-cell>
          <table:table-cell office:value-type="string">
            <text:p>7.36E−04</text:p>
          </table:table-cell>
          <table:table-cell office:value-type="string">
            <text:p>3.87E−04</text:p>
          </table:table-cell>
          <table:table-cell office:value-type="string">
            <text:p>3.86E−04</text:p>
          </table:table-cell>
          <table:table-cell office:value-type="string">
            <text:p>1.02E−03</text:p>
          </table:table-cell>
          <table:table-cell office:value-type="string">
            <text:p>1.48E−03</text:p>
          </table:table-cell>
        </table:table-row>
        <table:table-row table:style-name="ro1">
          <table:table-cell office:value-type="string">
            <text:p>32S</text:p>
          </table:table-cell>
          <table:table-cell office:value-type="string">
            <text:p>2.68E−02</text:p>
          </table:table-cell>
          <table:table-cell office:value-type="string">
            <text:p>3.44E−02</text:p>
          </table:table-cell>
          <table:table-cell office:value-type="string">
            <text:p>4.07E−02</text:p>
          </table:table-cell>
          <table:table-cell office:value-type="string">
            <text:p>5.15E−02</text:p>
          </table:table-cell>
          <table:table-cell office:value-type="string">
            <text:p>3.48E−02</text:p>
          </table:table-cell>
          <table:table-cell office:value-type="string">
            <text:p>1.90E−01</text:p>
          </table:table-cell>
          <table:table-cell office:value-type="string">
            <text:p>2.26E−01</text:p>
          </table:table-cell>
        </table:table-row>
        <table:table-row table:style-name="ro1">
          <table:table-cell office:value-type="string">
            <text:p>33S</text:p>
          </table:table-cell>
          <table:table-cell office:value-type="string">
            <text:p>9.09E−05</text:p>
          </table:table-cell>
          <table:table-cell office:value-type="string">
            <text:p>1.83E−04</text:p>
          </table:table-cell>
          <table:table-cell office:value-type="string">
            <text:p>2.62E−04</text:p>
          </table:table-cell>
          <table:table-cell office:value-type="string">
            <text:p>1.89E−04</text:p>
          </table:table-cell>
          <table:table-cell office:value-type="string">
            <text:p>1.66E−04</text:p>
          </table:table-cell>
          <table:table-cell office:value-type="string">
            <text:p>4.34E−04</text:p>
          </table:table-cell>
          <table:table-cell office:value-type="string">
            <text:p>4.55E−04</text:p>
          </table:table-cell>
        </table:table-row>
        <table:table-row table:style-name="ro1">
          <table:table-cell office:value-type="string">
            <text:p>34S</text:p>
          </table:table-cell>
          <table:table-cell office:value-type="string">
            <text:p>4.27E−04</text:p>
          </table:table-cell>
          <table:table-cell office:value-type="string">
            <text:p>9.56E−04</text:p>
          </table:table-cell>
          <table:table-cell office:value-type="string">
            <text:p>2.38E−03</text:p>
          </table:table-cell>
          <table:table-cell office:value-type="string">
            <text:p>9.12E−04</text:p>
          </table:table-cell>
          <table:table-cell office:value-type="string">
            <text:p>7.22E−04</text:p>
          </table:table-cell>
          <table:table-cell office:value-type="string">
            <text:p>2.03E−03</text:p>
          </table:table-cell>
          <table:table-cell office:value-type="string">
            <text:p>2.35E−03</text:p>
          </table:table-cell>
        </table:table-row>
        <table:table-row table:style-name="ro1">
          <table:table-cell office:value-type="string">
            <text:p>36S</text:p>
          </table:table-cell>
          <table:table-cell office:value-type="string">
            <text:p>7.10E−07</text:p>
          </table:table-cell>
          <table:table-cell office:value-type="string">
            <text:p>9.91E−07</text:p>
          </table:table-cell>
          <table:table-cell office:value-type="string">
            <text:p>7.79E−06</text:p>
          </table:table-cell>
          <table:table-cell office:value-type="string">
            <text:p>1.36E−06</text:p>
          </table:table-cell>
          <table:table-cell office:value-type="string">
            <text:p>2.68E−06</text:p>
          </table:table-cell>
          <table:table-cell office:value-type="string">
            <text:p>6.10E−06</text:p>
          </table:table-cell>
          <table:table-cell office:value-type="string">
            <text:p>1.19E−05</text:p>
          </table:table-cell>
        </table:table-row>
        <table:table-row table:style-name="ro1">
          <table:table-cell office:value-type="string">
            <text:p>35Cl</text:p>
          </table:table-cell>
          <table:table-cell office:value-type="string">
            <text:p>2.66E−05</text:p>
          </table:table-cell>
          <table:table-cell office:value-type="string">
            <text:p>5.21E−05</text:p>
          </table:table-cell>
          <table:table-cell office:value-type="string">
            <text:p>1.09E−04</text:p>
          </table:table-cell>
          <table:table-cell office:value-type="string">
            <text:p>5.46E−05</text:p>
          </table:table-cell>
          <table:table-cell office:value-type="string">
            <text:p>5.30E−05</text:p>
          </table:table-cell>
          <table:table-cell office:value-type="string">
            <text:p>1.23E−04</text:p>
          </table:table-cell>
          <table:table-cell office:value-type="string">
            <text:p>1.56E−04</text:p>
          </table:table-cell>
        </table:table-row>
        <table:table-row table:style-name="ro1">
          <table:table-cell office:value-type="string">
            <text:p>37Cl</text:p>
          </table:table-cell>
          <table:table-cell office:value-type="string">
            <text:p>1.01E−05</text:p>
          </table:table-cell>
          <table:table-cell office:value-type="string">
            <text:p>1.65E−05</text:p>
          </table:table-cell>
          <table:table-cell office:value-type="string">
            <text:p>4.60E−05</text:p>
          </table:table-cell>
          <table:table-cell office:value-type="string">
            <text:p>2.05E−05</text:p>
          </table:table-cell>
          <table:table-cell office:value-type="string">
            <text:p>3.03E−05</text:p>
          </table:table-cell>
          <table:table-cell office:value-type="string">
            <text:p>7.79E−05</text:p>
          </table:table-cell>
          <table:table-cell office:value-type="string">
            <text:p>1.13E−04</text:p>
          </table:table-cell>
        </table:table-row>
        <table:table-row table:style-name="ro1">
          <table:table-cell office:value-type="string">
            <text:p>36Ar</text:p>
          </table:table-cell>
          <table:table-cell office:value-type="string">
            <text:p>4.50E−03</text:p>
          </table:table-cell>
          <table:table-cell office:value-type="string">
            <text:p>4.31E−03</text:p>
          </table:table-cell>
          <table:table-cell office:value-type="string">
            <text:p>6.96E−03</text:p>
          </table:table-cell>
          <table:table-cell office:value-type="string">
            <text:p>7.99E−03</text:p>
          </table:table-cell>
          <table:table-cell office:value-type="string">
            <text:p>4.73E−03</text:p>
          </table:table-cell>
          <table:table-cell office:value-type="string">
            <text:p>3.09E−02</text:p>
          </table:table-cell>
          <table:table-cell office:value-type="string">
            <text:p>3.48E−02</text:p>
          </table:table-cell>
        </table:table-row>
        <table:table-row table:style-name="ro1">
          <table:table-cell office:value-type="string">
            <text:p>38Ar</text:p>
          </table:table-cell>
          <table:table-cell office:value-type="string">
            <text:p>1.66E−04</text:p>
          </table:table-cell>
          <table:table-cell office:value-type="string">
            <text:p>4.94E−04</text:p>
          </table:table-cell>
          <table:table-cell office:value-type="string">
            <text:p>7.43E−04</text:p>
          </table:table-cell>
          <table:table-cell office:value-type="string">
            <text:p>3.06E−04</text:p>
          </table:table-cell>
          <table:table-cell office:value-type="string">
            <text:p>2.67E−04</text:p>
          </table:table-cell>
          <table:table-cell office:value-type="string">
            <text:p>9.77E−04</text:p>
          </table:table-cell>
          <table:table-cell office:value-type="string">
            <text:p>1.14E−03</text:p>
          </table:table-cell>
        </table:table-row>
        <table:table-row table:style-name="ro1">
          <table:table-cell office:value-type="string">
            <text:p>40Ar</text:p>
          </table:table-cell>
          <table:table-cell office:value-type="string">
            <text:p>2.30E−07</text:p>
          </table:table-cell>
          <table:table-cell office:value-type="string">
            <text:p>3.74E−07</text:p>
          </table:table-cell>
          <table:table-cell office:value-type="string">
            <text:p>2.55E−06</text:p>
          </table:table-cell>
          <table:table-cell office:value-type="string">
            <text:p>3.30E−07</text:p>
          </table:table-cell>
          <table:table-cell office:value-type="string">
            <text:p>3.57E−07</text:p>
          </table:table-cell>
          <table:table-cell office:value-type="string">
            <text:p>9.25E−07</text:p>
          </table:table-cell>
          <table:table-cell office:value-type="string">
            <text:p>1.15E−06</text:p>
          </table:table-cell>
        </table:table-row>
        <table:table-row table:style-name="ro1">
          <table:table-cell office:value-type="string">
            <text:p>39K</text:p>
          </table:table-cell>
          <table:table-cell office:value-type="string">
            <text:p>1.78E−05</text:p>
          </table:table-cell>
          <table:table-cell office:value-type="string">
            <text:p>3.20E−05</text:p>
          </table:table-cell>
          <table:table-cell office:value-type="string">
            <text:p>7.20E−05</text:p>
          </table:table-cell>
          <table:table-cell office:value-type="string">
            <text:p>3.12E−05</text:p>
          </table:table-cell>
          <table:table-cell office:value-type="string">
            <text:p>2.64E−05</text:p>
          </table:table-cell>
          <table:table-cell office:value-type="string">
            <text:p>1.02E−04</text:p>
          </table:table-cell>
          <table:table-cell office:value-type="string">
            <text:p>9.93E−05</text:p>
          </table:table-cell>
        </table:table-row>
        <table:table-row table:style-name="ro1">
          <table:table-cell office:value-type="string">
            <text:p>40K</text:p>
          </table:table-cell>
          <table:table-cell office:value-type="string">
            <text:p>7.78E−09</text:p>
          </table:table-cell>
          <table:table-cell office:value-type="string">
            <text:p>9.13E−09</text:p>
          </table:table-cell>
          <table:table-cell office:value-type="string">
            <text:p>6.68E−08</text:p>
          </table:table-cell>
          <table:table-cell office:value-type="string">
            <text:p>1.85E−08</text:p>
          </table:table-cell>
          <table:table-cell office:value-type="string">
            <text:p>3.34E−08</text:p>
          </table:table-cell>
          <table:table-cell office:value-type="string">
            <text:p>7.91E−08</text:p>
          </table:table-cell>
          <table:table-cell office:value-type="string">
            <text:p>7.41E−08</text:p>
          </table:table-cell>
        </table:table-row>
        <table:table-row table:style-name="ro1">
          <table:table-cell office:value-type="string">
            <text:p>41K</text:p>
          </table:table-cell>
          <table:table-cell office:value-type="string">
            <text:p>1.87E−06</text:p>
          </table:table-cell>
          <table:table-cell office:value-type="string">
            <text:p>2.46E−06</text:p>
          </table:table-cell>
          <table:table-cell office:value-type="string">
            <text:p>7.11E−06</text:p>
          </table:table-cell>
          <table:table-cell office:value-type="string">
            <text:p>3.13E−06</text:p>
          </table:table-cell>
          <table:table-cell office:value-type="string">
            <text:p>3.43E−06</text:p>
          </table:table-cell>
          <table:table-cell office:value-type="string">
            <text:p>1.30E−05</text:p>
          </table:table-cell>
          <table:table-cell office:value-type="string">
            <text:p>1.35E−05</text:p>
          </table:table-cell>
        </table:table-row>
        <table:table-row table:style-name="ro1">
          <table:table-cell office:value-type="string">
            <text:p>40Ca</text:p>
          </table:table-cell>
          <table:table-cell office:value-type="string">
            <text:p>3.91E−03</text:p>
          </table:table-cell>
          <table:table-cell office:value-type="string">
            <text:p>3.08E−03</text:p>
          </table:table-cell>
          <table:table-cell office:value-type="string">
            <text:p>6.12E−03</text:p>
          </table:table-cell>
          <table:table-cell office:value-type="string">
            <text:p>6.50E−03</text:p>
          </table:table-cell>
          <table:table-cell office:value-type="string">
            <text:p>3.77E−03</text:p>
          </table:table-cell>
          <table:table-cell office:value-type="string">
            <text:p>2.59E−02</text:p>
          </table:table-cell>
          <table:table-cell office:value-type="string">
            <text:p>2.83E−02</text:p>
          </table:table-cell>
        </table:table-row>
        <table:table-row table:style-name="ro1">
          <table:table-cell office:value-type="string">
            <text:p>42Ca</text:p>
          </table:table-cell>
          <table:table-cell office:value-type="string">
            <text:p>4.16E−06</text:p>
          </table:table-cell>
          <table:table-cell office:value-type="string">
            <text:p>9.59E−06</text:p>
          </table:table-cell>
          <table:table-cell office:value-type="string">
            <text:p>1.81E−05</text:p>
          </table:table-cell>
          <table:table-cell office:value-type="string">
            <text:p>7.31E−06</text:p>
          </table:table-cell>
          <table:table-cell office:value-type="string">
            <text:p>6.00E−06</text:p>
          </table:table-cell>
          <table:table-cell office:value-type="string">
            <text:p>2.65E−05</text:p>
          </table:table-cell>
          <table:table-cell office:value-type="string">
            <text:p>2.98E−05</text:p>
          </table:table-cell>
        </table:table-row>
        <table:table-row table:style-name="ro1">
          <table:table-cell office:value-type="string">
            <text:p>43Ca</text:p>
          </table:table-cell>
          <table:table-cell office:value-type="string">
            <text:p>3.41E−07</text:p>
          </table:table-cell>
          <table:table-cell office:value-type="string">
            <text:p>3.60E−07</text:p>
          </table:table-cell>
          <table:table-cell office:value-type="string">
            <text:p>1.93E−06</text:p>
          </table:table-cell>
          <table:table-cell office:value-type="string">
            <text:p>5.23E−07</text:p>
          </table:table-cell>
          <table:table-cell office:value-type="string">
            <text:p>7.95E−07</text:p>
          </table:table-cell>
          <table:table-cell office:value-type="string">
            <text:p>9.89E−07</text:p>
          </table:table-cell>
          <table:table-cell office:value-type="string">
            <text:p>1.43E−06</text:p>
          </table:table-cell>
        </table:table-row>
        <table:table-row table:style-name="ro1">
          <table:table-cell office:value-type="string">
            <text:p>44Ca</text:p>
          </table:table-cell>
          <table:table-cell office:value-type="string">
            <text:p>2.07E−05</text:p>
          </table:table-cell>
          <table:table-cell office:value-type="string">
            <text:p>2.30E−05</text:p>
          </table:table-cell>
          <table:table-cell office:value-type="string">
            <text:p>3.40E−05</text:p>
          </table:table-cell>
          <table:table-cell office:value-type="string">
            <text:p>2.09E−05</text:p>
          </table:table-cell>
          <table:table-cell office:value-type="string">
            <text:p>2.65E−05</text:p>
          </table:table-cell>
          <table:table-cell office:value-type="string">
            <text:p>1.51E−05</text:p>
          </table:table-cell>
          <table:table-cell office:value-type="string">
            <text:p>1.88E−05</text:p>
          </table:table-cell>
        </table:table-row>
        <table:table-row table:style-name="ro1">
          <table:table-cell office:value-type="string">
            <text:p>46Ca</text:p>
          </table:table-cell>
          <table:table-cell office:value-type="string">
            <text:p>7.37E−08</text:p>
          </table:table-cell>
          <table:table-cell office:value-type="string">
            <text:p>1.18E−07</text:p>
          </table:table-cell>
          <table:table-cell office:value-type="string">
            <text:p>6.81E−07</text:p>
          </table:table-cell>
          <table:table-cell office:value-type="string">
            <text:p>1.10E−07</text:p>
          </table:table-cell>
          <table:table-cell office:value-type="string">
            <text:p>1.28E−07</text:p>
          </table:table-cell>
          <table:table-cell office:value-type="string">
            <text:p>1.97E−07</text:p>
          </table:table-cell>
          <table:table-cell office:value-type="string">
            <text:p>3.24E−07</text:p>
          </table:table-cell>
        </table:table-row>
        <table:table-row table:style-name="ro1">
          <table:table-cell office:value-type="string">
            <text:p>48Ca</text:p>
          </table:table-cell>
          <table:table-cell office:value-type="string">
            <text:p>3.22E−07</text:p>
          </table:table-cell>
          <table:table-cell office:value-type="string">
            <text:p>4.02E−07</text:p>
          </table:table-cell>
          <table:table-cell office:value-type="string">
            <text:p>2.37E−06</text:p>
          </table:table-cell>
          <table:table-cell office:value-type="string">
            <text:p>5.02E−07</text:p>
          </table:table-cell>
          <table:table-cell office:value-type="string">
            <text:p>6.19E−07</text:p>
          </table:table-cell>
          <table:table-cell office:value-type="string">
            <text:p>6.48E−07</text:p>
          </table:table-cell>
          <table:table-cell office:value-type="string">
            <text:p>7.80E−07</text:p>
          </table:table-cell>
        </table:table-row>
        <table:table-row table:style-name="ro1">
          <table:table-cell office:value-type="string">
            <text:p>45Sc</text:p>
          </table:table-cell>
          <table:table-cell office:value-type="string">
            <text:p>2.16E−07</text:p>
          </table:table-cell>
          <table:table-cell office:value-type="string">
            <text:p>2.48E−07</text:p>
          </table:table-cell>
          <table:table-cell office:value-type="string">
            <text:p>1.35E−06</text:p>
          </table:table-cell>
          <table:table-cell office:value-type="string">
            <text:p>3.61E−07</text:p>
          </table:table-cell>
          <table:table-cell office:value-type="string">
            <text:p>5.30E−07</text:p>
          </table:table-cell>
          <table:table-cell office:value-type="string">
            <text:p>1.09E−06</text:p>
          </table:table-cell>
          <table:table-cell office:value-type="string">
            <text:p>1.64E−06</text:p>
          </table:table-cell>
        </table:table-row>
        <table:table-row table:style-name="ro1">
          <table:table-cell office:value-type="string">
            <text:p>46Ti</text:p>
          </table:table-cell>
          <table:table-cell office:value-type="string">
            <text:p>5.16E−06</text:p>
          </table:table-cell>
          <table:table-cell office:value-type="string">
            <text:p>6.09E−06</text:p>
          </table:table-cell>
          <table:table-cell office:value-type="string">
            <text:p>8.19E−06</text:p>
          </table:table-cell>
          <table:table-cell office:value-type="string">
            <text:p>3.54E−06</text:p>
          </table:table-cell>
          <table:table-cell office:value-type="string">
            <text:p>5.14E−06</text:p>
          </table:table-cell>
          <table:table-cell office:value-type="string">
            <text:p>1.22E−05</text:p>
          </table:table-cell>
          <table:table-cell office:value-type="string">
            <text:p>1.40E−05</text:p>
          </table:table-cell>
        </table:table-row>
        <table:table-row table:style-name="ro1">
          <table:table-cell office:value-type="string">
            <text:p>47Ti</text:p>
          </table:table-cell>
          <table:table-cell office:value-type="string">
            <text:p>5.40E−06</text:p>
          </table:table-cell>
          <table:table-cell office:value-type="string">
            <text:p>3.40E−06</text:p>
          </table:table-cell>
          <table:table-cell office:value-type="string">
            <text:p>4.65E−06</text:p>
          </table:table-cell>
          <table:table-cell office:value-type="string">
            <text:p>1.33E−06</text:p>
          </table:table-cell>
          <table:table-cell office:value-type="string">
            <text:p>6.46E−06</text:p>
          </table:table-cell>
          <table:table-cell office:value-type="string">
            <text:p>1.46E−06</text:p>
          </table:table-cell>
          <table:table-cell office:value-type="string">
            <text:p>2.04E−06</text:p>
          </table:table-cell>
        </table:table-row>
        <table:table-row table:style-name="ro1">
          <table:table-cell office:value-type="string">
            <text:p>48Ti</text:p>
          </table:table-cell>
          <table:table-cell office:value-type="string">
            <text:p>8.17E−05</text:p>
          </table:table-cell>
          <table:table-cell office:value-type="string">
            <text:p>7.41E−05</text:p>
          </table:table-cell>
          <table:table-cell office:value-type="string">
            <text:p>1.37E−04</text:p>
          </table:table-cell>
          <table:table-cell office:value-type="string">
            <text:p>1.14E−04</text:p>
          </table:table-cell>
          <table:table-cell office:value-type="string">
            <text:p>8.94E−05</text:p>
          </table:table-cell>
          <table:table-cell office:value-type="string">
            <text:p>2.33E−04</text:p>
          </table:table-cell>
          <table:table-cell office:value-type="string">
            <text:p>2.68E−04</text:p>
          </table:table-cell>
        </table:table-row>
        <table:table-row table:style-name="ro1">
          <table:table-cell office:value-type="string">
            <text:p>49Ti</text:p>
          </table:table-cell>
          <table:table-cell office:value-type="string">
            <text:p>3.49E−06</text:p>
          </table:table-cell>
          <table:table-cell office:value-type="string">
            <text:p>2.81E−06</text:p>
          </table:table-cell>
          <table:table-cell office:value-type="string">
            <text:p>7.25E−06</text:p>
          </table:table-cell>
          <table:table-cell office:value-type="string">
            <text:p>5.19E−06</text:p>
          </table:table-cell>
          <table:table-cell office:value-type="string">
            <text:p>4.09E−06</text:p>
          </table:table-cell>
          <table:table-cell office:value-type="string">
            <text:p>1.36E−05</text:p>
          </table:table-cell>
          <table:table-cell office:value-type="string">
            <text:p>1.72E−05</text:p>
          </table:table-cell>
        </table:table-row>
        <table:table-row table:style-name="ro1">
          <table:table-cell office:value-type="string">
            <text:p>50Ti</text:p>
          </table:table-cell>
          <table:table-cell office:value-type="string">
            <text:p>5.85E−07</text:p>
          </table:table-cell>
          <table:table-cell office:value-type="string">
            <text:p>5.61E−07</text:p>
          </table:table-cell>
          <table:table-cell office:value-type="string">
            <text:p>3.72E−06</text:p>
          </table:table-cell>
          <table:table-cell office:value-type="string">
            <text:p>1.08E−06</text:p>
          </table:table-cell>
          <table:table-cell office:value-type="string">
            <text:p>2.25E−06</text:p>
          </table:table-cell>
          <table:table-cell office:value-type="string">
            <text:p>4.10E−06</text:p>
          </table:table-cell>
          <table:table-cell office:value-type="string">
            <text:p>7.70E−06</text:p>
          </table:table-cell>
        </table:table-row>
        <table:table-row table:style-name="ro1">
          <table:table-cell office:value-type="string">
            <text:p>50V</text:p>
          </table:table-cell>
          <table:table-cell office:value-type="string">
            <text:p>4.61E−09</text:p>
          </table:table-cell>
          <table:table-cell office:value-type="string">
            <text:p>4.94E−09</text:p>
          </table:table-cell>
          <table:table-cell office:value-type="string">
            <text:p>4.06E−08</text:p>
          </table:table-cell>
          <table:table-cell office:value-type="string">
            <text:p>1.01E−08</text:p>
          </table:table-cell>
          <table:table-cell office:value-type="string">
            <text:p>1.98E−08</text:p>
          </table:table-cell>
          <table:table-cell office:value-type="string">
            <text:p>5.38E−08</text:p>
          </table:table-cell>
          <table:table-cell office:value-type="string">
            <text:p>9.68E−08</text:p>
          </table:table-cell>
        </table:table-row>
        <table:table-row table:style-name="ro1">
          <table:table-cell office:value-type="string">
            <text:p>51V</text:p>
          </table:table-cell>
          <table:table-cell office:value-type="string">
            <text:p>1.31E−05</text:p>
          </table:table-cell>
          <table:table-cell office:value-type="string">
            <text:p>9.56E−06</text:p>
          </table:table-cell>
          <table:table-cell office:value-type="string">
            <text:p>1.23E−05</text:p>
          </table:table-cell>
          <table:table-cell office:value-type="string">
            <text:p>8.01E−06</text:p>
          </table:table-cell>
          <table:table-cell office:value-type="string">
            <text:p>1.41E−05</text:p>
          </table:table-cell>
          <table:table-cell office:value-type="string">
            <text:p>1.77E−05</text:p>
          </table:table-cell>
          <table:table-cell office:value-type="string">
            <text:p>2.20E−05</text:p>
          </table:table-cell>
        </table:table-row>
        <table:table-row table:style-name="ro1">
          <table:table-cell office:value-type="string">
            <text:p>50Cr</text:p>
          </table:table-cell>
          <table:table-cell office:value-type="string">
            <text:p>1.75E−05</text:p>
          </table:table-cell>
          <table:table-cell office:value-type="string">
            <text:p>2.71E−05</text:p>
          </table:table-cell>
          <table:table-cell office:value-type="string">
            <text:p>3.34E−05</text:p>
          </table:table-cell>
          <table:table-cell office:value-type="string">
            <text:p>3.06E−05</text:p>
          </table:table-cell>
          <table:table-cell office:value-type="string">
            <text:p>2.47E−05</text:p>
          </table:table-cell>
          <table:table-cell office:value-type="string">
            <text:p>8.56E−05</text:p>
          </table:table-cell>
          <table:table-cell office:value-type="string">
            <text:p>1.21E−04</text:p>
          </table:table-cell>
        </table:table-row>
        <table:table-row table:style-name="ro1">
          <table:table-cell office:value-type="string">
            <text:p>52Cr</text:p>
          </table:table-cell>
          <table:table-cell office:value-type="string">
            <text:p>1.11E−03</text:p>
          </table:table-cell>
          <table:table-cell office:value-type="string">
            <text:p>9.63E−04</text:p>
          </table:table-cell>
          <table:table-cell office:value-type="string">
            <text:p>1.81E−03</text:p>
          </table:table-cell>
          <table:table-cell office:value-type="string">
            <text:p>1.66E−03</text:p>
          </table:table-cell>
          <table:table-cell office:value-type="string">
            <text:p>1.24E−03</text:p>
          </table:table-cell>
          <table:table-cell office:value-type="string">
            <text:p>3.73E−03</text:p>
          </table:table-cell>
          <table:table-cell office:value-type="string">
            <text:p>4.07E−03</text:p>
          </table:table-cell>
        </table:table-row>
        <table:table-row table:style-name="ro1">
          <table:table-cell office:value-type="string">
            <text:p>53Cr</text:p>
          </table:table-cell>
          <table:table-cell office:value-type="string">
            <text:p>6.78E−05</text:p>
          </table:table-cell>
          <table:table-cell office:value-type="string">
            <text:p>5.90E−05</text:p>
          </table:table-cell>
          <table:table-cell office:value-type="string">
            <text:p>1.23E−04</text:p>
          </table:table-cell>
          <table:table-cell office:value-type="string">
            <text:p>1.04E−04</text:p>
          </table:table-cell>
          <table:table-cell office:value-type="string">
            <text:p>7.21E−05</text:p>
          </table:table-cell>
          <table:table-cell office:value-type="string">
            <text:p>2.43E−04</text:p>
          </table:table-cell>
          <table:table-cell office:value-type="string">
            <text:p>2.76E−04</text:p>
          </table:table-cell>
        </table:table-row>
        <table:table-row table:style-name="ro1">
          <table:table-cell office:value-type="string">
            <text:p>54Cr</text:p>
          </table:table-cell>
          <table:table-cell office:value-type="string">
            <text:p>1.75E−06</text:p>
          </table:table-cell>
          <table:table-cell office:value-type="string">
            <text:p>1.84E−06</text:p>
          </table:table-cell>
          <table:table-cell office:value-type="string">
            <text:p>1.07E−05</text:p>
          </table:table-cell>
          <table:table-cell office:value-type="string">
            <text:p>3.11E−06</text:p>
          </table:table-cell>
          <table:table-cell office:value-type="string">
            <text:p>5.79E−06</text:p>
          </table:table-cell>
          <table:table-cell office:value-type="string">
            <text:p>8.65E−06</text:p>
          </table:table-cell>
          <table:table-cell office:value-type="string">
            <text:p>1.39E−05</text:p>
          </table:table-cell>
        </table:table-row>
        <table:table-row table:style-name="ro1">
          <table:table-cell office:value-type="string">
            <text:p>55Mn</text:p>
          </table:table-cell>
          <table:table-cell office:value-type="string">
            <text:p>2.00E−04</text:p>
          </table:table-cell>
          <table:table-cell office:value-type="string">
            <text:p>1.71E−04</text:p>
          </table:table-cell>
          <table:table-cell office:value-type="string">
            <text:p>4.68E−04</text:p>
          </table:table-cell>
          <table:table-cell office:value-type="string">
            <text:p>3.29E−04</text:p>
          </table:table-cell>
          <table:table-cell office:value-type="string">
            <text:p>2.34E−04</text:p>
          </table:table-cell>
          <table:table-cell office:value-type="string">
            <text:p>7.61E−04</text:p>
          </table:table-cell>
          <table:table-cell office:value-type="string">
            <text:p>8.38E−04</text:p>
          </table:table-cell>
        </table:table-row>
        <table:table-row table:style-name="ro1">
          <table:table-cell office:value-type="string">
            <text:p>54Fe</text:p>
          </table:table-cell>
          <table:table-cell office:value-type="string">
            <text:p>1.24E−03</text:p>
          </table:table-cell>
          <table:table-cell office:value-type="string">
            <text:p>1.23E−03</text:p>
          </table:table-cell>
          <table:table-cell office:value-type="string">
            <text:p>2.63E−03</text:p>
          </table:table-cell>
          <table:table-cell office:value-type="string">
            <text:p>2.37E−03</text:p>
          </table:table-cell>
          <table:table-cell office:value-type="string">
            <text:p>1.41E−03</text:p>
          </table:table-cell>
          <table:table-cell office:value-type="string">
            <text:p>7.09E−03</text:p>
          </table:table-cell>
          <table:table-cell office:value-type="string">
            <text:p>9.39E−03</text:p>
          </table:table-cell>
        </table:table-row>
        <table:table-row table:style-name="ro1">
          <table:table-cell office:value-type="string">
            <text:p>56Fe</text:p>
          </table:table-cell>
          <table:table-cell office:value-type="string">
            <text:p>7.26E−02</text:p>
          </table:table-cell>
          <table:table-cell office:value-type="string">
            <text:p>7.30E−02</text:p>
          </table:table-cell>
          <table:table-cell office:value-type="string">
            <text:p>8.72E−02</text:p>
          </table:table-cell>
          <table:table-cell office:value-type="string">
            <text:p>7.40E−02</text:p>
          </table:table-cell>
          <table:table-cell office:value-type="string">
            <text:p>7.47E−02</text:p>
          </table:table-cell>
          <table:table-cell office:value-type="string">
            <text:p>7.46E−02</text:p>
          </table:table-cell>
          <table:table-cell office:value-type="string">
            <text:p>7.47E−02</text:p>
          </table:table-cell>
        </table:table-row>
        <table:table-row table:style-name="ro1">
          <table:table-cell office:value-type="string">
            <text:p>57Fe</text:p>
          </table:table-cell>
          <table:table-cell office:value-type="string">
            <text:p>1.05E−03</text:p>
          </table:table-cell>
          <table:table-cell office:value-type="string">
            <text:p>1.13E−03</text:p>
          </table:table-cell>
          <table:table-cell office:value-type="string">
            <text:p>4.00E−03</text:p>
          </table:table-cell>
          <table:table-cell office:value-type="string">
            <text:p>1.22E−03</text:p>
          </table:table-cell>
          <table:table-cell office:value-type="string">
            <text:p>1.05E−03</text:p>
          </table:table-cell>
          <table:table-cell office:value-type="string">
            <text:p>7.15E−04</text:p>
          </table:table-cell>
          <table:table-cell office:value-type="string">
            <text:p>7.31E−04</text:p>
          </table:table-cell>
        </table:table-row>
        <table:table-row table:style-name="ro1">
          <table:table-cell office:value-type="string">
            <text:p>58Fe</text:p>
          </table:table-cell>
          <table:table-cell office:value-type="string">
            <text:p>4.77E−05</text:p>
          </table:table-cell>
          <table:table-cell office:value-type="string">
            <text:p>4.89E−05</text:p>
          </table:table-cell>
          <table:table-cell office:value-type="string">
            <text:p>2.66E−04</text:p>
          </table:table-cell>
          <table:table-cell office:value-type="string">
            <text:p>9.17E−05</text:p>
          </table:table-cell>
          <table:table-cell office:value-type="string">
            <text:p>1.85E−04</text:p>
          </table:table-cell>
          <table:table-cell office:value-type="string">
            <text:p>2.89E−04</text:p>
          </table:table-cell>
          <table:table-cell office:value-type="string">
            <text:p>4.34E−04</text:p>
          </table:table-cell>
        </table:table-row>
        <table:table-row table:style-name="ro1">
          <table:table-cell office:value-type="string">
            <text:p>59Co</text:p>
          </table:table-cell>
          <table:table-cell office:value-type="string">
            <text:p>1.96E−04</text:p>
          </table:table-cell>
          <table:table-cell office:value-type="string">
            <text:p>1.31E−04</text:p>
          </table:table-cell>
          <table:table-cell office:value-type="string">
            <text:p>2.69E−04</text:p>
          </table:table-cell>
          <table:table-cell office:value-type="string">
            <text:p>6.21E−05</text:p>
          </table:table-cell>
          <table:table-cell office:value-type="string">
            <text:p>2.17E−04</text:p>
          </table:table-cell>
          <table:table-cell office:value-type="string">
            <text:p>1.28E−04</text:p>
          </table:table-cell>
          <table:table-cell office:value-type="string">
            <text:p>1.91E−04</text:p>
          </table:table-cell>
        </table:table-row>
        <table:table-row table:style-name="ro1">
          <table:table-cell office:value-type="string">
            <text:p>58Ni</text:p>
          </table:table-cell>
          <table:table-cell office:value-type="string">
            <text:p>5.14E−04</text:p>
          </table:table-cell>
          <table:table-cell office:value-type="string">
            <text:p>4.64E−04</text:p>
          </table:table-cell>
          <table:table-cell office:value-type="string">
            <text:p>2.25E−02</text:p>
          </table:table-cell>
          <table:table-cell office:value-type="string">
            <text:p>4.93E−04</text:p>
          </table:table-cell>
          <table:table-cell office:value-type="string">
            <text:p>5.44E−04</text:p>
          </table:table-cell>
          <table:table-cell office:value-type="string">
            <text:p>7.14E−04</text:p>
          </table:table-cell>
          <table:table-cell office:value-type="string">
            <text:p>8.27E−04</text:p>
          </table:table-cell>
        </table:table-row>
        <table:table-row table:style-name="ro1">
          <table:table-cell office:value-type="string">
            <text:p>60Ni</text:p>
          </table:table-cell>
          <table:table-cell office:value-type="string">
            <text:p>1.80E−03</text:p>
          </table:table-cell>
          <table:table-cell office:value-type="string">
            <text:p>1.67E−03</text:p>
          </table:table-cell>
          <table:table-cell office:value-type="string">
            <text:p>1.37E−03</text:p>
          </table:table-cell>
          <table:table-cell office:value-type="string">
            <text:p>1.29E−03</text:p>
          </table:table-cell>
          <table:table-cell office:value-type="string">
            <text:p>1.80E−03</text:p>
          </table:table-cell>
          <table:table-cell office:value-type="string">
            <text:p>2.63E−04</text:p>
          </table:table-cell>
          <table:table-cell office:value-type="string">
            <text:p>3.80E−04</text:p>
          </table:table-cell>
        </table:table-row>
        <table:table-row table:style-name="ro1">
          <table:table-cell office:value-type="string">
            <text:p>61Ni</text:p>
          </table:table-cell>
          <table:table-cell office:value-type="string">
            <text:p>4.25E−05</text:p>
          </table:table-cell>
          <table:table-cell office:value-type="string">
            <text:p>4.99E−05</text:p>
          </table:table-cell>
          <table:table-cell office:value-type="string">
            <text:p>2.66E−04</text:p>
          </table:table-cell>
          <table:table-cell office:value-type="string">
            <text:p>5.67E−05</text:p>
          </table:table-cell>
          <table:table-cell office:value-type="string">
            <text:p>6.09E−05</text:p>
          </table:table-cell>
          <table:table-cell office:value-type="string">
            <text:p>5.55E−05</text:p>
          </table:table-cell>
          <table:table-cell office:value-type="string">
            <text:p>9.80E−05</text:p>
          </table:table-cell>
        </table:table-row>
        <table:table-row table:style-name="ro1">
          <table:table-cell office:value-type="string">
            <text:p>62Ni</text:p>
          </table:table-cell>
          <table:table-cell office:value-type="string">
            <text:p>3.55E−05</text:p>
          </table:table-cell>
          <table:table-cell office:value-type="string">
            <text:p>2.40E−05</text:p>
          </table:table-cell>
          <table:table-cell office:value-type="string">
            <text:p>3.08E−03</text:p>
          </table:table-cell>
          <table:table-cell office:value-type="string">
            <text:p>9.09E−05</text:p>
          </table:table-cell>
          <table:table-cell office:value-type="string">
            <text:p>1.09E−04</text:p>
          </table:table-cell>
          <table:table-cell office:value-type="string">
            <text:p>1.75E−04</text:p>
          </table:table-cell>
          <table:table-cell office:value-type="string">
            <text:p>3.01E−04</text:p>
          </table:table-cell>
        </table:table-row>
        <table:table-row table:style-name="ro1">
          <table:table-cell office:value-type="string">
            <text:p>64Ni</text:p>
          </table:table-cell>
          <table:table-cell office:value-type="string">
            <text:p>1.09E−05</text:p>
          </table:table-cell>
          <table:table-cell office:value-type="string">
            <text:p>3.62E−06</text:p>
          </table:table-cell>
          <table:table-cell office:value-type="string">
            <text:p>6.68E−05</text:p>
          </table:table-cell>
          <table:table-cell office:value-type="string">
            <text:p>2.79E−05</text:p>
          </table:table-cell>
          <table:table-cell office:value-type="string">
            <text:p>9.88E−05</text:p>
          </table:table-cell>
          <table:table-cell office:value-type="string">
            <text:p>1.95E−04</text:p>
          </table:table-cell>
          <table:table-cell office:value-type="string">
            <text:p>4.25E−04</text:p>
          </table:table-cell>
        </table:table-row>
        <table:table-row table:style-name="ro1">
          <table:table-cell office:value-type="string">
            <text:p>63Cu</text:p>
          </table:table-cell>
          <table:table-cell office:value-type="string">
            <text:p>1.05E−05</text:p>
          </table:table-cell>
          <table:table-cell office:value-type="string">
            <text:p>5.37E−06</text:p>
          </table:table-cell>
          <table:table-cell office:value-type="string">
            <text:p>3.62E−05</text:p>
          </table:table-cell>
          <table:table-cell office:value-type="string">
            <text:p>1.35E−05</text:p>
          </table:table-cell>
          <table:table-cell office:value-type="string">
            <text:p>4.27E−05</text:p>
          </table:table-cell>
          <table:table-cell office:value-type="string">
            <text:p>5.23E−05</text:p>
          </table:table-cell>
          <table:table-cell office:value-type="string">
            <text:p>1.04E−04</text:p>
          </table:table-cell>
        </table:table-row>
        <table:table-row table:style-name="ro1">
          <table:table-cell office:value-type="string">
            <text:p>65Cu</text:p>
          </table:table-cell>
          <table:table-cell office:value-type="string">
            <text:p>3.81E−06</text:p>
          </table:table-cell>
          <table:table-cell office:value-type="string">
            <text:p>1.51E−06</text:p>
          </table:table-cell>
          <table:table-cell office:value-type="string">
            <text:p>2.12E−05</text:p>
          </table:table-cell>
          <table:table-cell office:value-type="string">
            <text:p>1.02E−05</text:p>
          </table:table-cell>
          <table:table-cell office:value-type="string">
            <text:p>3.17E−05</text:p>
          </table:table-cell>
          <table:table-cell office:value-type="string">
            <text:p>6.94E−05</text:p>
          </table:table-cell>
          <table:table-cell office:value-type="string">
            <text:p>1.45E−04</text:p>
          </table:table-cell>
        </table:table-row>
        <table:table-row table:style-name="ro1">
          <table:table-cell office:value-type="string">
            <text:p>64Zn</text:p>
          </table:table-cell>
          <table:table-cell office:value-type="string">
            <text:p>1.14E−04</text:p>
          </table:table-cell>
          <table:table-cell office:value-type="string">
            <text:p>1.16E−04</text:p>
          </table:table-cell>
          <table:table-cell office:value-type="string">
            <text:p>2.31E−05</text:p>
          </table:table-cell>
          <table:table-cell office:value-type="string">
            <text:p>6.04E−05</text:p>
          </table:table-cell>
          <table:table-cell office:value-type="string">
            <text:p>1.29E−04</text:p>
          </table:table-cell>
          <table:table-cell office:value-type="string">
            <text:p>2.98E−05</text:p>
          </table:table-cell>
          <table:table-cell office:value-type="string">
            <text:p>5.80E−05</text:p>
          </table:table-cell>
        </table:table-row>
        <table:table-row table:style-name="ro1">
          <table:table-cell office:value-type="string">
            <text:p>66Zn</text:p>
          </table:table-cell>
          <table:table-cell office:value-type="string">
            <text:p>6.72E−06</text:p>
          </table:table-cell>
          <table:table-cell office:value-type="string">
            <text:p>4.66E−06</text:p>
          </table:table-cell>
          <table:table-cell office:value-type="string">
            <text:p>8.57E−05</text:p>
          </table:table-cell>
          <table:table-cell office:value-type="string">
            <text:p>1.71E−05</text:p>
          </table:table-cell>
          <table:table-cell office:value-type="string">
            <text:p>4.58E−05</text:p>
          </table:table-cell>
          <table:table-cell office:value-type="string">
            <text:p>1.06E−04</text:p>
          </table:table-cell>
          <table:table-cell office:value-type="string">
            <text:p>2.18E−04</text:p>
          </table:table-cell>
        </table:table-row>
        <table:table-row table:style-name="ro1">
          <table:table-cell office:value-type="string">
            <text:p>67Zn</text:p>
          </table:table-cell>
          <table:table-cell office:value-type="string">
            <text:p>7.89E−07</text:p>
          </table:table-cell>
          <table:table-cell office:value-type="string">
            <text:p>3.21E−07</text:p>
          </table:table-cell>
          <table:table-cell office:value-type="string">
            <text:p>5.78E−06</text:p>
          </table:table-cell>
          <table:table-cell office:value-type="string">
            <text:p>2.25E−06</text:p>
          </table:table-cell>
          <table:table-cell office:value-type="string">
            <text:p>8.56E−06</text:p>
          </table:table-cell>
          <table:table-cell office:value-type="string">
            <text:p>1.82E−05</text:p>
          </table:table-cell>
          <table:table-cell office:value-type="string">
            <text:p>4.11E−05</text:p>
          </table:table-cell>
        </table:table-row>
        <table:table-row table:style-name="ro1">
          <table:table-cell office:value-type="string">
            <text:p>68Zn</text:p>
          </table:table-cell>
          <table:table-cell office:value-type="string">
            <text:p>3.52E−06</text:p>
          </table:table-cell>
          <table:table-cell office:value-type="string">
            <text:p>1.52E−06</text:p>
          </table:table-cell>
          <table:table-cell office:value-type="string">
            <text:p>2.86E−05</text:p>
          </table:table-cell>
          <table:table-cell office:value-type="string">
            <text:p>1.17E−05</text:p>
          </table:table-cell>
          <table:table-cell office:value-type="string">
            <text:p>4.38E−05</text:p>
          </table:table-cell>
          <table:table-cell office:value-type="string">
            <text:p>1.20E−04</text:p>
          </table:table-cell>
          <table:table-cell office:value-type="string">
            <text:p>2.64E−04</text:p>
          </table:table-cell>
        </table:table-row>
        <table:table-row table:style-name="ro1">
          <table:table-cell office:value-type="string">
            <text:p>70Zn</text:p>
          </table:table-cell>
          <table:table-cell office:value-type="string">
            <text:p>1.12E−07</text:p>
          </table:table-cell>
          <table:table-cell office:value-type="string">
            <text:p>8.93E−08</text:p>
          </table:table-cell>
          <table:table-cell office:value-type="string">
            <text:p>1.06E−06</text:p>
          </table:table-cell>
          <table:table-cell office:value-type="string">
            <text:p>9.23E−08</text:p>
          </table:table-cell>
          <table:table-cell office:value-type="string">
            <text:p>1.66E−07</text:p>
          </table:table-cell>
          <table:table-cell office:value-type="string">
            <text:p>4.58E−07</text:p>
          </table:table-cell>
          <table:table-cell office:value-type="string">
            <text:p>5.82E−07</text:p>
          </table:table-cell>
        </table:table-row>
        <table:table-row table:style-name="ro1">
          <table:table-cell office:value-type="string">
            <text:p>69Ga</text:p>
          </table:table-cell>
          <table:table-cell office:value-type="string">
            <text:p>5.06E−07</text:p>
          </table:table-cell>
          <table:table-cell office:value-type="string">
            <text:p>1.74E−07</text:p>
          </table:table-cell>
          <table:table-cell office:value-type="string">
            <text:p>2.88E−06</text:p>
          </table:table-cell>
          <table:table-cell office:value-type="string">
            <text:p>1.55E−06</text:p>
          </table:table-cell>
          <table:table-cell office:value-type="string">
            <text:p>5.59E−06</text:p>
          </table:table-cell>
          <table:table-cell office:value-type="string">
            <text:p>1.60E−05</text:p>
          </table:table-cell>
          <table:table-cell office:value-type="string">
            <text:p>3.37E−05</text:p>
          </table:table-cell>
        </table:table-row>
        <table:table-row table:style-name="ro1">
          <table:table-cell office:value-type="string">
            <text:p>71Ga</text:p>
          </table:table-cell>
          <table:table-cell office:value-type="string">
            <text:p>3.05E−07</text:p>
          </table:table-cell>
          <table:table-cell office:value-type="string">
            <text:p>2.05E−07</text:p>
          </table:table-cell>
          <table:table-cell office:value-type="string">
            <text:p>2.89E−06</text:p>
          </table:table-cell>
          <table:table-cell office:value-type="string">
            <text:p>1.17E−06</text:p>
          </table:table-cell>
          <table:table-cell office:value-type="string">
            <text:p>4.72E−06</text:p>
          </table:table-cell>
          <table:table-cell office:value-type="string">
            <text:p>1.33E−05</text:p>
          </table:table-cell>
          <table:table-cell office:value-type="string">
            <text:p>2.92E−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2012/05/10</text:date>, <text:time>18:42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osuke Asano</meta:initial-creator>
    <meta:creation-date>2012-05-10T18:40:52</meta:creation-date>
    <dc:date>2012-05-10T18:42:31</dc:date>
    <dc:creator>Ryosuke Asano</dc:creator>
    <meta:editing-duration>PT1M39S</meta:editing-duration>
    <meta:editing-cycles>1</meta:editing-cycles>
    <meta:document-statistic meta:table-count="3" meta:cell-count="664" meta:object-count="0"/>
    <meta:generator>LibreOffice/3.4$Unix LibreOffice_project/340m1$Build-402</meta:generator>
  </office:meta>
</office:document-meta>
</file>